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190000025088AE3696758C77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9243in"/>
    </style:style>
    <style:style style:name="Table1.B" style:family="table-column">
      <style:table-column-properties style:column-width="0.3451in"/>
    </style:style>
    <style:style style:name="Table1.C" style:family="table-column">
      <style:table-column-properties style:column-width="0.7215in"/>
    </style:style>
    <style:style style:name="Table1.D" style:family="table-column">
      <style:table-column-properties style:column-width="0.1215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2.1104in"/>
    </style:style>
    <style:style style:name="Table1.G" style:family="table-column">
      <style:table-column-properties style:column-width="0.2in"/>
    </style:style>
    <style:style style:name="Table1.H" style:family="table-column">
      <style:table-column-properties style:column-width="0.4306in"/>
    </style:style>
    <style:style style:name="Table1.I" style:family="table-column">
      <style:table-column-properties style:column-width="0.852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5d8f92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5e94e4" style:font-size-asian="10pt" style:font-style-asian="italic" style:font-name-complex="Tahoma2" style:font-size-complex="10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10pt" style:font-name-asian="Times New Roman1" style:font-size-asian="10pt" style:font-name-complex="Tahoma2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style:font-name-asian="Times New Roman1" style:font-size-asian="10pt" style:font-name-complex="Tahoma2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officeooo:paragraph-rsid="001f9415" style:font-name-asian="Times New Roman1" style:font-size-asian="10pt" style:font-name-complex="Tahoma2" style:font-size-complex="10pt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officeooo:paragraph-rsid="002170a7" style:font-name-asian="Times New Roman1" style:font-size-asian="10pt" style:font-name-complex="Tahoma2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officeooo:paragraph-rsid="002c4b15" style:font-name-asian="Times New Roman1" style:font-size-asian="10pt" style:font-name-complex="Tahoma2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officeooo:paragraph-rsid="002ed152" style:font-name-asian="Times New Roman1" style:font-size-asian="10pt" style:font-name-complex="Tahoma2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2f686" style:font-name-asian="Times New Roman1" style:font-size-asian="10pt" style:font-weight-asian="normal" style:font-name-complex="Tahoma2" style:font-size-complex="10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38d01" style:font-name-asian="Times New Roman1" style:font-size-asian="10pt" style:font-weight-asian="normal" style:font-name-complex="Tahoma2" style:font-size-complex="10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51de3" style:font-name-asian="Times New Roman1" style:font-size-asian="10pt" style:font-weight-asian="normal" style:font-name-complex="Tahoma2" style:font-size-complex="10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52b26" style:font-name-asian="Times New Roman1" style:font-size-asian="10pt" style:font-weight-asian="normal" style:font-name-complex="Tahoma2" style:font-size-complex="10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6f7b0" style:font-name-asian="Times New Roman1" style:font-size-asian="10pt" style:font-weight-asian="normal" style:font-name-complex="Tahoma2" style:font-size-complex="10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179819" style:font-name-asian="Times New Roman1" style:font-size-asian="10pt" style:font-weight-asian="normal" style:font-name-complex="Tahoma2" style:font-size-complex="10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234722" style:font-name-asian="Times New Roman1" style:font-size-asian="10pt" style:font-weight-asian="normal" style:font-name-complex="Tahoma2" style:font-size-complex="10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paragraph-rsid="0025395f" style:font-name-asian="Times New Roman1" style:font-size-asian="10pt" style:font-weight-asian="normal" style:font-name-complex="Tahoma2" style:font-size-complex="10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rsid="0026e17a" officeooo:paragraph-rsid="0026e17a" style:font-name-asian="Times New Roman1" style:font-size-asian="10pt" style:font-weight-asian="normal" style:font-name-complex="Tahoma2" style:font-size-complex="10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rsid="0026e17a" officeooo:paragraph-rsid="00271fe5" style:font-name-asian="Times New Roman1" style:font-size-asian="10pt" style:font-weight-asian="normal" style:font-name-complex="Tahoma2" style:font-size-complex="10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rsid="0026e17a" officeooo:paragraph-rsid="0028b23e" style:font-name-asian="Times New Roman1" style:font-size-asian="10pt" style:font-weight-asian="normal" style:font-name-complex="Tahoma2" style:font-size-complex="10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fo:font-weight="normal" officeooo:rsid="0026e17a" officeooo:paragraph-rsid="0029a77e" style:font-name-asian="Times New Roman1" style:font-size-asian="10pt" style:font-weight-asian="normal" style:font-name-complex="Tahoma2" style:font-size-complex="10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7ea8e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99fac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b6b81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26" style:family="paragraph" style:parent-style-name="Table_20_Contents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paragraph-rsid="001a59c5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6c1fb8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solid" style:text-underline-width="auto" style:text-underline-color="font-color" fo:font-weight="bold" officeooo:paragraph-rsid="001a6717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29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7f7f7f" loext:opacity="100%" style:font-name="Tahoma" fo:font-size="10pt" fo:font-weight="bold" style:font-size-asian="10pt" style:font-weight-asian="bold" style:font-name-complex="Tahoma2" style:font-size-complex="10pt"/>
    </style:style>
    <style:style style:name="P32" style:family="paragraph" style:parent-style-name="Standard">
      <style:text-properties officeooo:paragraph-rsid="00103831"/>
    </style:style>
    <style:style style:name="P33" style:family="paragraph" style:parent-style-name="Standard">
      <style:text-properties officeooo:paragraph-rsid="0011e3d8"/>
    </style:style>
    <style:style style:name="P34" style:family="paragraph" style:parent-style-name="Standard">
      <style:text-properties officeooo:paragraph-rsid="001b46c5"/>
    </style:style>
    <style:style style:name="P35" style:family="paragraph" style:parent-style-name="Standard">
      <style:text-properties officeooo:paragraph-rsid="00502e86"/>
    </style:style>
    <style:style style:name="P36" style:family="paragraph" style:parent-style-name="Standard">
      <style:text-properties officeooo:paragraph-rsid="0051b41e"/>
    </style:style>
    <style:style style:name="P37" style:family="paragraph" style:parent-style-name="Standard">
      <style:text-properties officeooo:paragraph-rsid="005413a1"/>
    </style:style>
    <style:style style:name="P38" style:family="paragraph" style:parent-style-name="Standard">
      <style:text-properties officeooo:paragraph-rsid="00622e81"/>
    </style:style>
    <style:style style:name="P39" style:family="paragraph" style:parent-style-name="Standard">
      <style:text-properties fo:color="#595959" loext:opacity="100%" style:font-name="Tahoma" fo:font-size="10pt" fo:font-style="italic" style:font-size-asian="10pt" style:font-style-asian="italic" style:font-name-complex="Tahoma2" style:font-size-complex="10pt"/>
    </style:style>
    <style:style style:name="P40" style:family="paragraph" style:parent-style-name="Standard">
      <style:text-properties officeooo:paragraph-rsid="00723716"/>
    </style:style>
    <style:style style:name="P41" style:family="paragraph" style:parent-style-name="Standard">
      <style:paragraph-properties fo:margin-top="0in" fo:margin-bottom="0in" style:contextual-spacing="false" fo:line-height="100%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officeooo:paragraph-rsid="0068873b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4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officeooo:rsid="003aed80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6" style:family="text">
      <style:text-properties fo:color="#000000" loext:opacity="100%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7" style:family="text">
      <style:text-properties fo:color="#000000" loext:opacity="100%" style:font-name="Tahoma" fo:font-size="10pt" style:font-name-asian="Times New Roman1" style:font-size-asian="10pt" style:font-name-complex="Tahoma2" style:font-size-complex="10pt"/>
    </style:style>
    <style:style style:name="T8" style:family="text">
      <style:text-properties fo:color="#000000" loext:opacity="100%" style:font-name="Tahoma" fo:font-size="10pt" officeooo:rsid="001d8642" style:font-name-asian="Times New Roman1" style:font-size-asian="10pt" style:font-name-complex="Tahoma2" style:font-size-complex="10pt"/>
    </style:style>
    <style:style style:name="T9" style:family="text">
      <style:text-properties fo:color="#000000" loext:opacity="100%" style:font-name="Tahoma" fo:font-size="10pt" officeooo:rsid="001e01dc" style:font-name-asian="Times New Roman1" style:font-size-asian="10pt" style:font-name-complex="Tahoma2" style:font-size-complex="10pt"/>
    </style:style>
    <style:style style:name="T10" style:family="text">
      <style:text-properties fo:color="#000000" loext:opacity="100%" style:font-name="Tahoma" fo:font-size="10pt" style:font-size-asian="10pt" style:font-name-complex="Tahoma2" style:font-size-complex="10pt"/>
    </style:style>
    <style:style style:name="T11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13" style:family="text">
      <style:text-properties style:font-name="Tahoma" fo:font-size="10pt" style:font-size-asian="10pt" style:font-name-complex="Tahoma2" style:font-size-complex="10pt"/>
    </style:style>
    <style:style style:name="T14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5" style:family="text">
      <style:text-properties fo:color="#7f7f7f" loext:opacity="100%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6" style:family="text">
      <style:text-properties fo:color="#7f7f7f" loext:opacity="100%" style:font-name="Tahoma" fo:font-size="10pt" fo:font-style="italic" officeooo:rsid="0068873b" style:font-name-asian="Times New Roman1" style:font-size-asian="10pt" style:font-style-asian="italic" style:font-name-complex="Tahoma2" style:font-size-complex="10pt"/>
    </style:style>
    <style:style style:name="T17" style:family="text">
      <style:text-properties fo:color="#595959" loext:opacity="100%" style:font-name="Tahoma" fo:font-size="10pt" fo:font-style="italic" style:font-size-asian="10pt" style:font-style-asian="italic" style:font-name-complex="Tahoma2" style:font-size-complex="10pt"/>
    </style:style>
    <style:style style:name="T18" style:family="text">
      <style:text-properties fo:color="#595959" loext:opacity="100%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9" style:family="text">
      <style:text-properties fo:color="#595959" loext:opacity="100%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20" style:family="text">
      <style:text-properties fo:color="#595959" loext:opacity="100%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21" style:family="text">
      <style:text-properties fo:color="#595959" loext:opacity="100%" style:font-name="Tahoma" fo:font-size="10pt" style:font-name-asian="Times New Roman1" style:font-size-asian="10pt" style:font-name-complex="Tahoma2" style:font-size-complex="10pt"/>
    </style:style>
    <style:style style:name="T22" style:family="text">
      <style:text-properties fo:color="#595959" loext:opacity="100%" style:font-name="Tahoma" fo:font-size="10pt" style:font-size-asian="10pt" style:font-name-complex="Tahoma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30">PHIẾU NHẬP HÀNG TỪ SẢN XUẤT</text:p>
      <text:p text:style-name="P31">GOODS RECEIVED FROM PRODUCTION</text:p>
      <text:p text:style-name="P29"/>
      <text:p text:style-name="P32"><text:span text:style-name="T13">Số chứng từ/</text:span><text:span text:style-name="T17">Document No.:</text:span><text:span text:style-name="T13"><text:tab/></text:span><text:span text:style-name="T11"><text:placeholder text:placeholder-type="text">&lt;o.name or ''&gt;</text:placeholder></text:span></text:p>
      <text:p text:style-name="P33"><text:span text:style-name="T13">Ngày phát hành/</text:span><text:span text:style-name="T17">Issue date:</text:span><text:span text:style-name="T13"><text:tab/></text:span><text:span text:style-name="T11"><text:placeholder text:placeholder-type="text">&lt;get_datetime(o.date_done or '')&gt;</text:placeholder></text:span></text:p>
      <text:p text:style-name="P29"/>
      <text:p text:style-name="P35"><text:span text:style-name="T13">Số mẻ/</text:span><text:span text:style-name="T17">Batch No.:<text:tab/></text:span><text:span text:style-name="T13"><text:tab/></text:span><text:span text:style-name="T11"><text:placeholder text:placeholder-type="text">&lt;o.production_id and o.production_id.name or ''&gt;</text:placeholder></text:span></text:p>
      <text:p text:style-name="P36"><text:span text:style-name="T13">Loại hàng/</text:span><text:span text:style-name="T17">Item Name:<text:tab/></text:span><text:span text:style-name="T11"><text:placeholder text:placeholder-type="text">&lt;o.product_id and o.product_id.name or ''&gt;</text:placeholder></text:span></text:p>
      <text:p text:style-name="P37"><text:span text:style-name="T13">Số ô/</text:span><text:span text:style-name="T17">Zone:</text:span><text:span text:style-name="T13"><text:tab/><text:tab/><text:tab/></text:span><text:span text:style-name="T12"><text:placeholder text:placeholder-type="text">&lt;o.zone_id.name or ''&gt;</text:placeholder></text:span><text:span text:style-name="T13"><text:tab/>Số cây hàng/</text:span><text:span text:style-name="T17">Stack No.:<text:tab/></text:span><text:span text:style-name="T13"><text:tab/></text:span><text:span text:style-name="T12"><text:placeholder text:placeholder-type="text">&lt;o.lot_id.name or ''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41"><field:fieldmark-start text:name="__Fieldmark__3282_3817463395" field:type=""/><text:span text:style-name="T6">Chất lượng/</text:span><text:span text:style-name="T18">Quality </text:span><field:fieldmark-end/></text:p>
          </table:table-cell>
          <table:table-cell table:style-name="Table1.B1" table:number-columns-spanned="3" office:value-type="string">
            <text:p text:style-name="P4"/>
          </table:table-cell>
          <table:covered-table-cell/>
          <table:covered-table-cell/>
          <table:table-cell table:style-name="Table1.B1" office:value-type="string">
            <text:p text:style-name="P43"/>
          </table:table-cell>
          <table:table-cell table:style-name="Table1.B1" table:number-columns-spanned="2" office:value-type="string">
            <text:p text:style-name="P43"/>
          </table:table-cell>
          <table:covered-table-cell/>
          <table:table-cell table:style-name="Table1.B1" table:number-columns-spanned="2" office:value-type="string">
            <text:p text:style-name="P43"/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Độ ẩm/</text:span><text:span text:style-name="T20">MC</text:span></text:p>
          </table:table-cell>
          <table:table-cell table:style-name="Table1.A1" table:number-columns-spanned="3" office:value-type="string">
            <text:p text:style-name="P11"><text:span text:style-name="T2"><text:placeholder text:placeholder-type="text">&lt;formatLang(o.kcs_line and o.kcs_line[0].mc or 0,2)&gt;</text:placeholder></text:span><text:span text:style-name="T2"><text:s/></text:span><text:span text:style-name="T3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Sàng 18/</text:span><text:span text:style-name="T15">Sc18</text:span></text:p>
          </table:table-cell>
          <table:covered-table-cell/>
          <table:table-cell table:style-name="Table1.A1" table:number-columns-spanned="2" office:value-type="string">
            <text:p text:style-name="P18"><text:span text:style-name="T2"><text:placeholder text:placeholder-type="text">&lt;formatLang(o.kcs_line and o.kcs_line[0].screen18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Tạp chất/</text:span><text:span text:style-name="T20">FM</text:span></text:p>
          </table:table-cell>
          <table:table-cell table:style-name="Table1.A1" table:number-columns-spanned="3" office:value-type="string">
            <text:p text:style-name="P12"><text:span text:style-name="T2"><text:placeholder text:placeholder-type="text">&lt;formatLang(o.kcs_line and o.kcs_line[0].fm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Sàng 1</text:span><text:span text:style-name="T8">6</text:span><text:span text:style-name="T7">/</text:span><text:span text:style-name="T15">Sc16</text:span></text:p>
          </table:table-cell>
          <table:covered-table-cell/>
          <table:table-cell table:style-name="Table1.A1" table:number-columns-spanned="2" office:value-type="string">
            <text:p text:style-name="P19"><text:span text:style-name="T2"><text:placeholder text:placeholder-type="text">&lt;formatLang(o.kcs_line and o.kcs_line[0].screen16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Đen/</text:span><text:span text:style-name="T20">Black</text:span></text:p>
          </table:table-cell>
          <table:table-cell table:style-name="Table1.A1" table:number-columns-spanned="3" office:value-type="string">
            <text:p text:style-name="P7"><text:span text:style-name="T4"><text:placeholder text:placeholder-type="text">&lt;formatLang(o.kcs_line and o.kcs_line[0].black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Sàng 1</text:span><text:span text:style-name="T9">3</text:span><text:span text:style-name="T7">/</text:span><text:span text:style-name="T15">Sc13</text:span></text:p>
          </table:table-cell>
          <table:covered-table-cell/>
          <table:table-cell table:style-name="Table1.A1" table:number-columns-spanned="2" office:value-type="string">
            <text:p text:style-name="P19"><text:span text:style-name="T2"><text:placeholder text:placeholder-type="text">&lt;formatLang(o.kcs_line and o.kcs_line[0].screen13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Vỡ/</text:span><text:span text:style-name="T15">Broken</text:span></text:p>
          </table:table-cell>
          <table:table-cell table:style-name="Table1.A1" table:number-columns-spanned="3" office:value-type="string">
            <text:p text:style-name="P8"><text:span text:style-name="T4"><text:placeholder text:placeholder-type="text">&lt;formatLang(o.kcs_line and o.kcs_line[0].broke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Dưới s12/</text:span><text:span text:style-name="T15">Below Sc12</text:span></text:p>
          </table:table-cell>
          <table:covered-table-cell/>
          <table:table-cell table:style-name="Table1.A1" table:number-columns-spanned="2" office:value-type="string">
            <text:p text:style-name="P20"><text:span text:style-name="T2"><text:placeholder text:placeholder-type="text">&lt;formatLang(o.kcs_line and o.kcs_line[0].belowsc12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Nâu/</text:span><text:span text:style-name="T20">Brown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kcs_line and o.kcs_line[0].brown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Sâu/</text:span><text:span text:style-name="T15">Eaten</text:span></text:p>
          </table:table-cell>
          <table:covered-table-cell/>
          <table:table-cell table:style-name="Table1.A1" table:number-columns-spanned="2" office:value-type="string">
            <text:p text:style-name="P21"><text:span text:style-name="T2"><text:placeholder text:placeholder-type="text">&lt;formatLang(o.kcs_line and o.kcs_line[0].eaten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Mốc/</text:span><text:span text:style-name="T20">Mouldy</text:span></text:p>
          </table:table-cell>
          <table:table-cell table:style-name="Table1.A1" table:number-columns-spanned="3" office:value-type="string">
            <text:p text:style-name="P14"><text:span text:style-name="T2"><text:placeholder text:placeholder-type="text">&lt;formatLang(o.kcs_line and o.kcs_line[0].mold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Xanh non/</text:span><text:span text:style-name="T15">Immature</text:span></text:p>
          </table:table-cell>
          <table:covered-table-cell/>
          <table:table-cell table:style-name="Table1.A1" table:number-columns-spanned="2" office:value-type="string">
            <text:p text:style-name="P22"><text:span text:style-name="T2"><text:placeholder text:placeholder-type="text">&lt;formatLang(o.kcs_line and o.kcs_line[0].immature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Quả/</text:span><text:span text:style-name="T15">Cherry</text:span></text:p>
          </table:table-cell>
          <table:table-cell table:style-name="Table1.A1" table:number-columns-spanned="3" office:value-type="string">
            <text:p text:style-name="P17"><text:span text:style-name="T2"><text:placeholder text:placeholder-type="text">&lt;formatLang(o.kcs_line and o.kcs_line[0].cherry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Bắp/</text:span><text:span text:style-name="T15">Maize</text:span></text:p>
          </table:table-cell>
          <table:covered-table-cell/>
          <table:table-cell table:style-name="Table1.A1" table:number-columns-spanned="2" office:value-type="string">
            <text:p text:style-name="P27"><text:placeholder text:placeholder-type="text">&lt;o.kcs_line and o.kcs_line[0].maize_yn or ''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2"><text:span text:style-name="T7">Khác/</text:span><text:span text:style-name="T15">Excelsa</text:span><text:span text:style-name="T16">- Katimor</text:span></text:p>
          </table:table-cell>
          <table:table-cell table:style-name="Table1.A1" table:number-columns-spanned="3" office:value-type="string">
            <text:p text:style-name="P15"><text:span text:style-name="T2"><text:placeholder text:placeholder-type="text">&lt;formatLang(o.kcs_line and o.kcs_line[0].excelsa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Đá/</text:span><text:span text:style-name="T15">Stone</text:span></text:p>
          </table:table-cell>
          <table:covered-table-cell/>
          <table:table-cell table:style-name="Table1.A1" table:number-columns-spanned="2" office:value-type="string">
            <text:p text:style-name="P9"><text:span text:style-name="T5"><text:placeholder text:placeholder-type="text">&lt;o.kcs_line and o.kcs_line[0].stone_count or ''&gt;</text:placeholder></text:span><text:s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1"><text:span text:style-name="T7">Cháy/</text:span><text:span text:style-name="T15">Burned</text:span></text:p>
          </table:table-cell>
          <table:table-cell table:style-name="Table1.A1" table:number-columns-spanned="3" office:value-type="string">
            <text:p text:style-name="P16"><text:span text:style-name="T2"><text:placeholder text:placeholder-type="text">&lt;formatLang(o.kcs_line and o.kcs_line[0].burned  or 0,2)&gt;</text:placeholder></text:span><text:soft-page-break/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1"><text:span text:style-name="T7">Que/</text:span><text:span text:style-name="T15">Stick</text:span></text:p>
          </table:table-cell>
          <table:covered-table-cell/>
          <table:table-cell table:style-name="Table1.A1" table:number-columns-spanned="2" office:value-type="string">
            <text:p text:style-name="P10"><text:span text:style-name="T5"><text:placeholder text:placeholder-type="text">&lt;o.kcs_line and o.kcs_line[0].stick_count or ''&gt;</text:placeholder></text:span><text:soft-page-break/><text:span text:style-name="T5"><text:s/>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B1" office:value-type="string">
            <text:p text:style-name="P4"/>
          </table:table-cell>
          <table:table-cell table:style-name="Table1.B1" table:number-columns-spanned="2" office:value-type="string">
            <text:p text:style-name="P43"/>
          </table:table-cell>
          <table:covered-table-cell/>
          <table:table-cell table:style-name="Table1.B1" office:value-type="string">
            <text:p text:style-name="P43"/>
          </table:table-cell>
          <table:table-cell table:style-name="Table1.B1" table:number-columns-spanned="2" office:value-type="string">
            <text:p text:style-name="P43"/>
          </table:table-cell>
          <table:covered-table-cell/>
          <table:table-cell table:style-name="Table1.B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41"><text:span text:style-name="T6">Khối lượng/</text:span><text:span text:style-name="T18">Weight</text:span></text:p>
          </table:table-cell>
          <table:covered-table-cell/>
          <table:table-cell table:style-name="Table1.B1" office:value-type="string">
            <text:p text:style-name="P4"/>
          </table:table-cell>
          <table:table-cell table:style-name="Table1.B1" table:number-columns-spanned="2" office:value-type="string">
            <text:p text:style-name="P43"/>
          </table:table-cell>
          <table:covered-table-cell/>
          <table:table-cell table:style-name="Table1.B1" office:value-type="string">
            <text:p text:style-name="P43"/>
          </table:table-cell>
          <table:table-cell table:style-name="Table1.B1" table:number-columns-spanned="2" office:value-type="string">
            <text:p text:style-name="P43"/>
          </table:table-cell>
          <table:covered-table-cell/>
          <table:table-cell table:style-name="Table1.B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41"><text:span text:style-name="T7">Số bao/</text:span><text:span text:style-name="T20">No. of bags:</text:span></text:p>
          </table:table-cell>
          <table:covered-table-cell/>
          <table:table-cell table:style-name="Table1.A1" office:value-type="string">
            <text:p text:style-name="P23"><text:placeholder text:placeholder-type="text">&lt;formatLang(o.move_line_ids_without_package[0].bag_no or 0,0)&gt;</text:placeholder></text:p>
          </table:table-cell>
          <table:table-cell table:style-name="Table1.A1" table:number-columns-spanned="2" office:value-type="string">
            <text:p text:style-name="P5">bao</text:p>
          </table:table-cell>
          <table:covered-table-cell/>
          <table:table-cell table:style-name="Table1.A1" office:value-type="string">
            <text:p text:style-name="P41"><text:span text:style-name="T7">Loại bao/</text:span><text:span text:style-name="T20">Bag type:</text:span></text:p>
          </table:table-cell>
          <table:table-cell table:style-name="Table1.A1" table:number-columns-spanned="3" office:value-type="string">
            <text:p text:style-name="P26"><text:placeholder text:placeholder-type="text">&lt;o.move_line_ids_without_package[0].packing_id and o.move_line_ids_without_package[0].packing_id.name or ''&gt;</text:placeholder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1"><text:span text:style-name="T7">Khối lượng bao/</text:span><text:span text:style-name="T20">Tare weight:</text:span></text:p>
          </table:table-cell>
          <table:covered-table-cell/>
          <table:table-cell table:style-name="Table1.A1" office:value-type="string">
            <text:p text:style-name="P24"><text:placeholder text:placeholder-type="text">&lt;formatLang(o.move_line_ids_without_package[0].tare_weight or 0,0)&gt;</text:placeholder></text:p>
          </table:table-cell>
          <table:table-cell table:style-name="Table1.A1" table:number-columns-spanned="2" office:value-type="string">
            <text:p text:style-name="P5">kg</text:p>
          </table:table-cell>
          <table:covered-table-cell/>
          <table:table-cell table:style-name="Table1.A1" office:value-type="string">
            <text:p text:style-name="P41"><text:span text:style-name="T7">Khối lượng cả bì/</text:span><text:span text:style-name="T20">Gross weight:</text:span></text:p>
          </table:table-cell>
          <table:table-cell table:style-name="Table1.A1" table:number-columns-spanned="2" office:value-type="string">
            <text:p text:style-name="P25"><text:placeholder text:placeholder-type="text">&lt;formatLang(gross_weight(o.move_line_ids_without_package) or 0,0)&gt;</text:placeholder></text:p>
          </table:table-cell>
          <table:covered-table-cell/>
          <table:table-cell table:style-name="Table1.A1" office:value-type="string">
            <text:p text:style-name="P5">kg</text:p>
          </table:table-cell>
        </table:table-row>
        <table:table-row table:style-name="Table1.1">
          <table:table-cell table:style-name="Table1.A1" table:number-columns-spanned="2" office:value-type="string">
            <text:p text:style-name="P41"><text:span text:style-name="T7">Khối lượng tịnh/</text:span><text:span text:style-name="T20">Net weight:</text:span><text:span text:style-name="T21"> </text:span></text:p>
          </table:table-cell>
          <table:covered-table-cell/>
          <table:table-cell table:style-name="Table1.A1" office:value-type="string">
            <text:p text:style-name="P28"><text:placeholder text:placeholder-type="text">&lt;formatLang(o.move_line_ids_without_package[0].init_qty or 0,0)&gt;</text:placeholder></text:p>
          </table:table-cell>
          <table:table-cell table:style-name="Table1.A1" table:number-columns-spanned="2" office:value-type="string">
            <text:p text:style-name="P4">kg</text:p>
          </table:table-cell>
          <table:covered-table-cell/>
          <table:table-cell table:style-name="Table1.B1" office:value-type="string">
            <text:p text:style-name="P4"/>
          </table:table-cell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B1" office:value-type="string">
            <text:p text:style-name="P43"/>
          </table:table-cell>
        </table:table-row>
      </table:table>
      <text:p text:style-name="P29"/>
      <text:p text:style-name="Standard"><text:span text:style-name="T14">Chữ ký xác nhận/</text:span><text:span text:style-name="T19">Signatures</text:span></text:p>
      <text:p text:style-name="P40"><text:span text:style-name="T13">Người giao/</text:span><text:span text:style-name="T17">Deliverer:</text:span><text:span text:style-name="T22"> <text:tab/><text:tab/><text:tab/><text:tab/></text:span><text:span text:style-name="T10">Chữ ký</text:span><text:span text:style-name="T22">/</text:span><text:span text:style-name="T17">Signature</text:span><text:span text:style-name="T22"> </text:span></text:p>
      <text:p text:style-name="P38"><text:span text:style-name="T13">Người nhận/</text:span><text:span text:style-name="T17">Receiver:</text:span><text:span text:style-name="T22"> </text:span><text:span text:style-name="T13"><text:tab/></text:span><field:fieldmark-start text:name="__Fieldmark__3748_3817463395" field:type=""/><field:fieldmark-end/><text:span text:style-name="T13"><text:tab/><text:tab/><text:tab/>Chữ ký/</text:span><text:span text:style-name="T17">Signature</text:span><text:span text:style-name="T13"> </text:span></text:p>
      <text:p text:style-name="P34"><text:span text:style-name="T13">Người kiểm/</text:span><text:span text:style-name="T17">KCS:</text:span><text:span text:style-name="T22"> </text:span><text:span text:style-name="T13"><text:tab/><text:tab/><text:tab/><text:tab/><text:tab/>Chữ ký/</text:span><text:span text:style-name="T17">Signature</text:span><text:span text:style-name="T13"> 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5d8f92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officeooo:paragraph-rsid="005e94e4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0.0535in" svg:y="-0.2839in" svg:width="2.4673in" svg:height="0.7047in" draw:z-index="1"><draw:image xlink:href="Pictures/10000000000008190000025088AE3696758C7711.png" xlink:type="simple" xlink:show="embed" xlink:actuate="onLoad" draw:mime-type="image/png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<text:s/>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ong Tien</meta:initial-creator>
    <meta:editing-cycles>118</meta:editing-cycles>
    <meta:creation-date>2016-06-29T09:00:00</meta:creation-date>
    <dc:date>2023-02-08T17:22:54.314240304</dc:date>
    <meta:editing-duration>PT1H15M11S</meta:editing-duration>
    <meta:generator>LibreOffice/7.3.6.2$Linux_X86_64 LibreOffice_project/30$Build-2</meta:generator>
    <meta:document-statistic meta:table-count="1" meta:image-count="1" meta:object-count="0" meta:page-count="2" meta:paragraph-count="66" meta:word-count="238" meta:character-count="2207" meta:non-whitespace-character-count="20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